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c3a0" officeooo:paragraph-rsid="0010c3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ynamic <text:s/>Filters , List Details View &amp; Partial Page Update</text:p>
      <text:p text:style-name="P1"/>
      <text:p text:style-name="P1">1.Create a new typelist with Vehicle Speciality</text:p>
      <text:p text:style-name="P1">Change the values in Vehicle Speciality based on the Vehicle Type.</text:p>
      <text:p text:style-name="P1"/>
      <text:p text:style-name="P1">For eg if the vehicle type is sedan Vehicle Speciality should populate : Maruti suzuki Ciaz</text:p>
      <text:p text:style-name="P1">Hyundai elantra etc</text:p>
      <text:p text:style-name="P1"/>
      <text:p text:style-name="P1">2. Create a list detail view panel to display <text:s/>the details of the selected route.</text:p>
      <text:p text:style-name="P1"/>
      <text:p text:style-name="P1">3. Display the Vehicle Specialty and Vehicle Type only if the owner has a c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0:54:55.876000000</meta:creation-date>
    <dc:date>2018-04-06T11:00:53.153000000</dc:date>
    <meta:editing-duration>PT6M3S</meta:editing-duration>
    <meta:editing-cycles>1</meta:editing-cycles>
    <meta:document-statistic meta:table-count="0" meta:image-count="0" meta:object-count="0" meta:page-count="1" meta:paragraph-count="7" meta:word-count="77" meta:character-count="440" meta:non-whitespace-character-count="368"/>
    <meta:generator>LibreOffice/5.3.4.2$Windows_X86_64 LibreOffice_project/f82d347ccc0be322489bf7da61d7e4ad13fe2ff3</meta:generator>
  </office:meta>
</office:document-meta>
</file>